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2.9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9.693cm" svg:y="0.158cm">
            <draw:object draw:notify-on-update-of-ranges="Sheet1.C3:Sheet1.C35 Sheet1.B3:Sheet1.B35 Sheet1.E3:Sheet1.E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7cm" svg:height="8.992cm" svg:x="19.959cm" svg:y="9.856cm">
            <draw:object draw:notify-on-update-of-ranges="Sheet1.C3:Sheet1.C35 Sheet1.B3:Sheet1.B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7cm" svg:height="8.992cm" svg:x="36.764cm" svg:y="10.013cm">
            <draw:object draw:notify-on-update-of-ranges="Sheet1.F3:Sheet1.F35 Sheet1.E3:Sheet1.E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Хоар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Пузырёк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Время в микросекундах</text:p>
          </table:table-cell>
          <table:table-cell office:value-type="string" calcext:value-type="string">
            <text:p>Размер массива</text:p>
          </table:table-cell>
          <table:table-cell/>
          <table:table-cell office:value-type="string" calcext:value-type="string">
            <text:p>Время в микросекундах</text:p>
          </table:table-cell>
          <table:table-cell office:value-type="string" calcext:value-type="string">
            <text:p>Размер массива</text:p>
          </table:table-cell>
        </table:table-row>
        <table:table-row table:style-name="ro1">
          <table:table-cell/>
          <table:table-cell office:value-type="float" office:value="0.6315" calcext:value-type="float">
            <text:p>0,63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6673" calcext:value-type="float">
            <text:p>0,66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0.7295" calcext:value-type="float">
            <text:p>0,729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.9253" calcext:value-type="float">
            <text:p>1,92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0.917" calcext:value-type="float">
            <text:p>0,91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.7722" calcext:value-type="float">
            <text:p>3,77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.098" calcext:value-type="float">
            <text:p>1,09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.4183" calcext:value-type="float">
            <text:p>6,41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.6555" calcext:value-type="float">
            <text:p>1,65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9.5897" calcext:value-type="float">
            <text:p>9,589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.5625" calcext:value-type="float">
            <text:p>1,5625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3.4749" calcext:value-type="float">
            <text:p>13,474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.757" calcext:value-type="float">
            <text:p>1,757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17.8305" calcext:value-type="float">
            <text:p>17,830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float" office:value="1.9335" calcext:value-type="float">
            <text:p>1,933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3.0429" calcext:value-type="float">
            <text:p>23,042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2.262" calcext:value-type="float">
            <text:p>2,262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9.1019" calcext:value-type="float">
            <text:p>29,101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2.5815" calcext:value-type="float">
            <text:p>2,58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5.4366" calcext:value-type="float">
            <text:p>35,436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2.8275" calcext:value-type="float">
            <text:p>2,8275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42.5437" calcext:value-type="float">
            <text:p>42,543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50.3404" calcext:value-type="float">
            <text:p>50,340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3.5425" calcext:value-type="float">
            <text:p>3,5425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58.7763" calcext:value-type="float">
            <text:p>58,776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3.5805" calcext:value-type="float">
            <text:p>3,5805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67.8451" calcext:value-type="float">
            <text:p>67,845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float" office:value="3.908" calcext:value-type="float">
            <text:p>3,908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78.3711" calcext:value-type="float">
            <text:p>78,371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4.177" calcext:value-type="float">
            <text:p>4,17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88.1596" calcext:value-type="float">
            <text:p>88,1596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float" office:value="4.3275" calcext:value-type="float">
            <text:p>4,3275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.3826" calcext:value-type="float">
            <text:p>99,382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/>
          <table:table-cell office:value-type="float" office:value="4.6115" calcext:value-type="float">
            <text:p>4,6115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11.315" calcext:value-type="float">
            <text:p>111,31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float" office:value="4.9165" calcext:value-type="float">
            <text:p>4,9165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123.9264" calcext:value-type="float">
            <text:p>123,9264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float" office:value="5.312" calcext:value-type="float">
            <text:p>5,312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36.9708" calcext:value-type="float">
            <text:p>136,970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5.5295" calcext:value-type="float">
            <text:p>5,5295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150.8395" calcext:value-type="float">
            <text:p>150,8395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/>
          <table:table-cell office:value-type="float" office:value="5.8255" calcext:value-type="float">
            <text:p>5,8255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165.5004" calcext:value-type="float">
            <text:p>165,5004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/>
          <table:table-cell office:value-type="float" office:value="5.9505" calcext:value-type="float">
            <text:p>5,9505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80.9323" calcext:value-type="float">
            <text:p>180,9323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/>
          <table:table-cell office:value-type="float" office:value="6.372" calcext:value-type="float">
            <text:p>6,372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197.8401" calcext:value-type="float">
            <text:p>197,840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float" office:value="6.6195" calcext:value-type="float">
            <text:p>6,6195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214.657" calcext:value-type="float">
            <text:p>214,657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6.982" calcext:value-type="float">
            <text:p>6,982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231.9796" calcext:value-type="float">
            <text:p>231,9796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/>
          <table:table-cell office:value-type="float" office:value="7.211" calcext:value-type="float">
            <text:p>7,211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249.515" calcext:value-type="float">
            <text:p>249,515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/>
          <table:table-cell office:value-type="float" office:value="7.5675" calcext:value-type="float">
            <text:p>7,5675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268.2376" calcext:value-type="float">
            <text:p>268,2376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/>
          <table:table-cell office:value-type="float" office:value="7.3985" calcext:value-type="float">
            <text:p>7,3985</text:p>
          </table:table-cell>
          <table:table-cell office:value-type="float" office:value="870" calcext:value-type="float">
            <text:p>870</text:p>
          </table:table-cell>
          <table:table-cell/>
          <table:table-cell office:value-type="float" office:value="286.0035" calcext:value-type="float">
            <text:p>286,0035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/>
          <table:table-cell office:value-type="float" office:value="7.677" calcext:value-type="float">
            <text:p>7,677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305.8557" calcext:value-type="float">
            <text:p>305,855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8.0015" calcext:value-type="float">
            <text:p>8,0015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328.8938" calcext:value-type="float">
            <text:p>328,8938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/>
          <table:table-cell office:value-type="float" office:value="8.2955" calcext:value-type="float">
            <text:p>8,2955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50.5334" calcext:value-type="float">
            <text:p>350,5334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/>
          <table:table-cell office:value-type="float" office:value="9.406" calcext:value-type="float">
            <text:p>9,406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float" office:value="376.3169" calcext:value-type="float">
            <text:p>376,3169</text:p>
          </table:table-cell>
          <table:table-cell office:value-type="float" office:value="990" calcext:value-type="float">
            <text:p>9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1:05:07.059747999</meta:creation-date>
    <dc:date>2023-02-27T11:59:16.240328457</dc:date>
    <meta:editing-duration>PT48M26S</meta:editing-duration>
    <meta:editing-cycles>2</meta:editing-cycles>
    <meta:generator>LibreOffice/7.5.0.3$Linux_X86_64 LibreOffice_project/50$Build-3</meta:generator>
    <meta:document-statistic meta:table-count="1" meta:cell-count="138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08cm" svg:y="0.316cm" chart:style-name="ch2">
          <text:p>Зависимость времени сортировки от размера массива</text:p>
        </chart:title>
        <chart:legend chart:legend-position="end" svg:x="13.315cm" svg:y="3.949cm" style:legend-expansion="high" chart:style-name="ch3"/>
        <chart:plot-area chart:style-name="ch4" table:cell-range-address="Sheet1.B3:Sheet1.C35 Sheet1.E3:Sheet1.E35" chart:data-source-has-labels="both" svg:x="1.338cm" svg:y="1.289cm" svg:width="11.657cm" svg:height="6.543cm">
          <chart:coordinate-region svg:x="2.153cm" svg:y="1.49cm" svg:width="10.699cm" svg:height="5.41cm"/>
          <chart:axis chart:dimension="x" chart:name="primary-x" chart:style-name="ch5" chartooo:axis-type="text">
            <chart:title svg:x="5.298cm" svg:y="8.013cm" chart:style-name="ch6">
              <text:p>Размер массива, штуки</text:p>
            </chart:title>
            <chart:categories table:cell-range-address="Sheet1.C3:Sheet1.C35"/>
          </chart:axis>
          <chart:axis chart:dimension="y" chart:name="primary-y" chart:style-name="ch5">
            <chart:title svg:x="0.451cm" svg:y="6.322cm" chart:style-name="ch7">
              <text:p>Время, микросекунды</text:p>
            </chart:title>
            <chart:grid chart:style-name="ch8" chart:class="major"/>
          </chart:axis>
          <chart:series chart:style-name="ch9" chart:values-cell-range-address="Sheet1.B3:Sheet1.B35" loext:label-string="хоар" chart:class="chart:line">
            <chart:data-point chart:repeated="33"/>
          </chart:series>
          <chart:series chart:style-name="ch10" chart:values-cell-range-address="Sheet1.E3:Sheet1.E35" loext:label-string="пузырёк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хоар</text:p>
              </table:table-cell>
              <table:table-cell office:value-type="string">
                <text:p>пузырёк</text:p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Sheet1.C3:Sheet1.C35</svg:desc>
                </draw:g>
              </table:table-cell>
              <table:table-cell office:value-type="float" office:value="0.6315">
                <text:p>0.6315</text:p>
                <draw:g>
                  <svg:desc>Sheet1.B3:Sheet1.B35</svg:desc>
                </draw:g>
              </table:table-cell>
              <table:table-cell office:value-type="float" office:value="0.6673">
                <text:p>0.6673</text:p>
                <draw:g>
                  <svg:desc>Sheet1.E3:Sheet1.E35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295">
                <text:p>0.7295</text:p>
              </table:table-cell>
              <table:table-cell office:value-type="float" office:value="1.9253">
                <text:p>1.925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17">
                <text:p>0.917</text:p>
              </table:table-cell>
              <table:table-cell office:value-type="float" office:value="3.7722">
                <text:p>3.772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098">
                <text:p>1.098</text:p>
              </table:table-cell>
              <table:table-cell office:value-type="float" office:value="6.4183">
                <text:p>6.418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6555">
                <text:p>1.6555</text:p>
              </table:table-cell>
              <table:table-cell office:value-type="float" office:value="9.5897">
                <text:p>9.589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5625">
                <text:p>1.5625</text:p>
              </table:table-cell>
              <table:table-cell office:value-type="float" office:value="13.4749">
                <text:p>13.474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757">
                <text:p>1.757</text:p>
              </table:table-cell>
              <table:table-cell office:value-type="float" office:value="17.8305">
                <text:p>17.830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9335">
                <text:p>1.9335</text:p>
              </table:table-cell>
              <table:table-cell office:value-type="float" office:value="23.0429">
                <text:p>23.042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.262">
                <text:p>2.262</text:p>
              </table:table-cell>
              <table:table-cell office:value-type="float" office:value="29.1019">
                <text:p>29.101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.5815">
                <text:p>2.5815</text:p>
              </table:table-cell>
              <table:table-cell office:value-type="float" office:value="35.4366">
                <text:p>35.436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.8275">
                <text:p>2.8275</text:p>
              </table:table-cell>
              <table:table-cell office:value-type="float" office:value="42.5437">
                <text:p>42.543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.13">
                <text:p>3.13</text:p>
              </table:table-cell>
              <table:table-cell office:value-type="float" office:value="50.3404">
                <text:p>50.340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.5425">
                <text:p>3.5425</text:p>
              </table:table-cell>
              <table:table-cell office:value-type="float" office:value="58.7763">
                <text:p>58.776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.5805">
                <text:p>3.5805</text:p>
              </table:table-cell>
              <table:table-cell office:value-type="float" office:value="67.8451">
                <text:p>67.845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.908">
                <text:p>3.908</text:p>
              </table:table-cell>
              <table:table-cell office:value-type="float" office:value="78.3711">
                <text:p>78.371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.177">
                <text:p>4.177</text:p>
              </table:table-cell>
              <table:table-cell office:value-type="float" office:value="88.1596">
                <text:p>88.159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4.3275">
                <text:p>4.3275</text:p>
              </table:table-cell>
              <table:table-cell office:value-type="float" office:value="99.3826">
                <text:p>99.382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4.6115">
                <text:p>4.6115</text:p>
              </table:table-cell>
              <table:table-cell office:value-type="float" office:value="111.315">
                <text:p>111.315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4.9165">
                <text:p>4.9165</text:p>
              </table:table-cell>
              <table:table-cell office:value-type="float" office:value="123.9264">
                <text:p>123.926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.312">
                <text:p>5.312</text:p>
              </table:table-cell>
              <table:table-cell office:value-type="float" office:value="136.9708">
                <text:p>136.970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5.5295">
                <text:p>5.5295</text:p>
              </table:table-cell>
              <table:table-cell office:value-type="float" office:value="150.8395">
                <text:p>150.8395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5.8255">
                <text:p>5.8255</text:p>
              </table:table-cell>
              <table:table-cell office:value-type="float" office:value="165.5004">
                <text:p>165.500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5.9505">
                <text:p>5.9505</text:p>
              </table:table-cell>
              <table:table-cell office:value-type="float" office:value="180.9323">
                <text:p>180.932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.372">
                <text:p>6.372</text:p>
              </table:table-cell>
              <table:table-cell office:value-type="float" office:value="197.8401">
                <text:p>197.840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6.6195">
                <text:p>6.6195</text:p>
              </table:table-cell>
              <table:table-cell office:value-type="float" office:value="214.657">
                <text:p>214.65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6.982">
                <text:p>6.982</text:p>
              </table:table-cell>
              <table:table-cell office:value-type="float" office:value="231.9796">
                <text:p>231.9796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7.211">
                <text:p>7.211</text:p>
              </table:table-cell>
              <table:table-cell office:value-type="float" office:value="249.515">
                <text:p>249.515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7.5675">
                <text:p>7.5675</text:p>
              </table:table-cell>
              <table:table-cell office:value-type="float" office:value="268.2376">
                <text:p>268.237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7.3985">
                <text:p>7.3985</text:p>
              </table:table-cell>
              <table:table-cell office:value-type="float" office:value="286.0035">
                <text:p>286.003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.677">
                <text:p>7.677</text:p>
              </table:table-cell>
              <table:table-cell office:value-type="float" office:value="305.8557">
                <text:p>305.8557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8.0015">
                <text:p>8.0015</text:p>
              </table:table-cell>
              <table:table-cell office:value-type="float" office:value="328.8938">
                <text:p>328.893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8.2955">
                <text:p>8.2955</text:p>
              </table:table-cell>
              <table:table-cell office:value-type="float" office:value="350.5334">
                <text:p>350.5334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9.406">
                <text:p>9.406</text:p>
              </table:table-cell>
              <table:table-cell office:value-type="float" office:value="376.3169">
                <text:p>376.3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93cm" xlink:href=".." xlink:type="simple" chart:class="chart:line" chart:style-name="ch1">
        <chart:title svg:x="1.912cm" svg:y="0.315cm" chart:style-name="ch2">
          <text:p>Зависимость времени сортировки от размера массива</text:p>
        </chart:title>
        <chart:legend chart:legend-position="end" svg:x="13.911cm" svg:y="4.195cm" style:legend-expansion="high" chart:style-name="ch3"/>
        <chart:plot-area chart:style-name="ch4" table:cell-range-address="Sheet1.B3:Sheet1.C35" chart:data-source-has-labels="both" svg:x="1.338cm" svg:y="1.287cm" svg:width="12.253cm" svg:height="6.539cm">
          <chart:coordinate-region svg:x="1.965cm" svg:y="1.488cm" svg:width="11.483cm" svg:height="5.406cm"/>
          <chart:axis chart:dimension="x" chart:name="primary-x" chart:style-name="ch5" chartooo:axis-type="auto">
            <chartooo:date-scale/>
            <chart:title svg:x="5.596cm" svg:y="8.006cm" chart:style-name="ch6">
              <text:p>Размер массива, штуки</text:p>
            </chart:title>
            <chart:categories table:cell-range-address="Sheet1.C3:Sheet1.C35"/>
          </chart:axis>
          <chart:axis chart:dimension="y" chart:name="primary-y" chart:style-name="ch5">
            <chart:title svg:x="0.451cm" svg:y="7.236cm" chart:style-name="ch7">
              <text:p>Время сортировки, микросекунды</text:p>
            </chart:title>
            <chart:grid chart:style-name="ch8" chart:class="major"/>
          </chart:axis>
          <chart:series chart:style-name="ch9" chart:values-cell-range-address="Sheet1.B3:Sheet1.B35" loext:label-string="хоар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хоар</text:p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Sheet1.C3:Sheet1.C35</svg:desc>
                </draw:g>
              </table:table-cell>
              <table:table-cell office:value-type="float" office:value="0.6315">
                <text:p>0.6315</text:p>
                <draw:g>
                  <svg:desc>Sheet1.B3:Sheet1.B35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295">
                <text:p>0.72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6555">
                <text:p>1.655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757">
                <text:p>1.75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9335">
                <text:p>1.933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.262">
                <text:p>2.26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.5815">
                <text:p>2.581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.8275">
                <text:p>2.827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.5425">
                <text:p>3.542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.5805">
                <text:p>3.580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.908">
                <text:p>3.90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.177">
                <text:p>4.17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4.3275">
                <text:p>4.327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4.6115">
                <text:p>4.6115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4.9165">
                <text:p>4.916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.312">
                <text:p>5.31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5.5295">
                <text:p>5.5295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5.8255">
                <text:p>5.8255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5.9505">
                <text:p>5.950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.372">
                <text:p>6.37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6.6195">
                <text:p>6.6195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6.982">
                <text:p>6.98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7.211">
                <text:p>7.21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7.5675">
                <text:p>7.5675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7.3985">
                <text:p>7.398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.677">
                <text:p>7.677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8.0015">
                <text:p>8.001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8.2955">
                <text:p>8.2955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9.406">
                <text:p>9.4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93cm" xlink:href=".." xlink:type="simple" chart:class="chart:line" chart:style-name="ch1">
        <chart:title svg:x="1.912cm" svg:y="0.315cm" chart:style-name="ch2">
          <text:p>Зависимость времени сортировки от размера массива</text:p>
        </chart:title>
        <chart:legend chart:legend-position="end" svg:x="13.323cm" svg:y="4.195cm" style:legend-expansion="high" chart:style-name="ch3"/>
        <chart:plot-area chart:style-name="ch4" table:cell-range-address="Sheet1.E3:Sheet1.F35" chart:data-source-has-labels="both" svg:x="1.338cm" svg:y="1.287cm" svg:width="11.665cm" svg:height="6.539cm">
          <chart:coordinate-region svg:x="2.153cm" svg:y="1.488cm" svg:width="10.707cm" svg:height="5.406cm"/>
          <chart:axis chart:dimension="x" chart:name="primary-x" chart:style-name="ch5" chartooo:axis-type="auto">
            <chartooo:date-scale/>
            <chart:title svg:x="5.302cm" svg:y="8.006cm" chart:style-name="ch6">
              <text:p>Размер массива, штуки</text:p>
            </chart:title>
            <chart:categories table:cell-range-address="Sheet1.F3:Sheet1.F35"/>
          </chart:axis>
          <chart:axis chart:dimension="y" chart:name="primary-y" chart:style-name="ch5">
            <chart:title svg:x="0.451cm" svg:y="7.236cm" chart:style-name="ch7">
              <text:p>Время сортировки, микросекунды</text:p>
            </chart:title>
            <chart:grid chart:style-name="ch8" chart:class="major"/>
          </chart:axis>
          <chart:series chart:style-name="ch9" chart:values-cell-range-address="Sheet1.E3:Sheet1.E35" loext:label-string="пузырёк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зырёк</text:p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Sheet1.F3:Sheet1.F35</svg:desc>
                </draw:g>
              </table:table-cell>
              <table:table-cell office:value-type="float" office:value="0.6673">
                <text:p>0.6673</text:p>
                <draw:g>
                  <svg:desc>Sheet1.E3:Sheet1.E35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9253">
                <text:p>1.925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.7722">
                <text:p>3.772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.4183">
                <text:p>6.418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.5897">
                <text:p>9.589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3.4749">
                <text:p>13.474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7.8305">
                <text:p>17.830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3.0429">
                <text:p>23.042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9.1019">
                <text:p>29.101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5.4366">
                <text:p>35.436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2.5437">
                <text:p>42.543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50.3404">
                <text:p>50.340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58.7763">
                <text:p>58.776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7.8451">
                <text:p>67.845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78.3711">
                <text:p>78.371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88.1596">
                <text:p>88.159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99.3826">
                <text:p>99.382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11.315">
                <text:p>111.315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23.9264">
                <text:p>123.926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36.9708">
                <text:p>136.970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50.8395">
                <text:p>150.8395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65.5004">
                <text:p>165.500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80.9323">
                <text:p>180.932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97.8401">
                <text:p>197.840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14.657">
                <text:p>214.65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31.9796">
                <text:p>231.9796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249.515">
                <text:p>249.515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68.2376">
                <text:p>268.237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286.0035">
                <text:p>286.003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05.8557">
                <text:p>305.8557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328.8938">
                <text:p>328.893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350.5334">
                <text:p>350.5334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376.3169">
                <text:p>376.31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5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